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rrorReporter.reset( XMLComponentManager compone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ErrorReporter.getMessageFormatter(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Reporter.removeMessageFormatter(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rrorReporter.putMessageFormatter( String domain , MessageFormatter messageForma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ErrorReporter.XMLErrorRepo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ErrorReporter.setFeature( String featureId ,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ErrorReporter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ErrorReporter.setProperty( String propertyId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ErrorReporter.reportError( String domain , String key , Object [ ] arguments , short seve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